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7.5cm" fo:min-width="12.5cm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5cm" fo:min-width="3.5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07cm" fo:min-width="0cm"/>
    </style:style>
    <style:style style:name="gr6" style:family="graphic" style:parent-style-name="objectwithoutfill">
      <style:graphic-properties svg:stroke-color="#000000" draw:fill="none" draw:fill-color="#729fcf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57cm"/>
    </style:style>
    <style:style style:name="gr8" style:family="graphic" style:parent-style-name="standard">
      <style:graphic-properties svg:stroke-color="#ff0000" draw:fill-color="#ffffff" draw:textarea-horizontal-align="justify" draw:textarea-vertical-align="middle" draw:auto-grow-height="false" fo:min-height="7.5cm" fo:min-width="12.5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46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-color="#ffffff" draw:opacity="0%" draw:textarea-horizontal-align="justify" draw:textarea-vertical-align="middle" draw:auto-grow-height="false" fo:min-height="0.25cm" fo:min-width="0.75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13" style:family="graphic" style:parent-style-name="standard">
      <style:graphic-properties svg:stroke-color="#cccccc" draw:fill-color="#cccccc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35cm" svg:stroke-color="#000000" draw:marker-start-width="0.252cm" draw:marker-end-width="0.252cm" svg:stroke-linecap="round" draw:fill-color="#ffffff" draw:opacity="0%" draw:textarea-horizontal-align="justify" draw:textarea-vertical-align="middle" draw:auto-grow-height="false" fo:min-height="0.216cm" fo:min-width="0.71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color="#000000" draw:fill-color="#b2b2b2" draw:textarea-horizontal-align="justify" draw:textarea-vertical-align="middle" draw:auto-grow-height="false" fo:min-height="0.25cm" fo:min-width="3.5cm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88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svg:stroke-linecap="round" draw:fill-color="#ffffff" draw:opacity="0%" draw:textarea-horizontal-align="justify" draw:textarea-vertical-align="middle" draw:auto-grow-height="false" fo:min-height="0.216cm" fo:min-width="3.531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0cm" fo:min-width="12.5cm"/>
    </style:style>
    <style:style style:name="gr22" style:family="graphic" style:parent-style-name="standard">
      <style:graphic-properties svg:stroke-color="#000000" draw:fill-color="#b2b2b2" draw:textarea-horizontal-align="justify" draw:textarea-vertical-align="middle" draw:auto-grow-height="false" fo:min-height="0.25cm" fo:min-width="5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202cm" fo:min-width="0cm"/>
    </style:style>
    <style:style style:name="gr24" style:family="graphic" style:parent-style-name="objectwithoutfill">
      <style:graphic-properties svg:stroke-width="0.053cm" svg:stroke-color="#ffffff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35cm" svg:stroke-color="#ffffff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color="#cccccc" draw:fill-color="#cccccc" draw:textarea-horizontal-align="justify" draw:textarea-vertical-align="middle" draw:auto-grow-height="false" fo:min-height="0.25cm" fo:min-width="0.029cm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86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95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svg:stroke-linecap="round" draw:fill-color="#ffffff" draw:opacity="0%" draw:textarea-horizontal-align="justify" draw:textarea-vertical-align="middle" draw:auto-grow-height="false" fo:min-height="0.216cm" fo:min-width="1.46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000000" loext:opacity="100%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4" style:family="paragraph">
      <style:paragraph-properties fo:text-align="start"/>
    </style:style>
    <style:style style:name="P5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10" style:family="paragraph">
      <loext:graphic-properties draw:fill-color="#ffffff" draw:opacity="0%"/>
      <style:paragraph-properties fo:text-align="start"/>
      <style:text-properties fo:font-size="10.5pt" style:font-size-asian="10.5pt" style:font-size-complex="10.5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style:paragraph-properties fo:text-align="start"/>
      <style:text-properties fo:font-size="10.5pt" style:font-size-asian="10.5pt" style:font-size-complex="10.5pt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-color="#b2b2b2"/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7.75cm" svg:x="1.7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cm" svg:height="1.25cm" svg:x="1.75cm" svg:y="2cm">
          <draw:text-box>
            <text:p text:style-name="P2"><text:span text:style-name="T1">Année Scolaire</text:span></text:p>
          </draw:text-box>
        </draw:frame>
        <draw:custom-shape draw:style-name="gr3" draw:text-style-name="P5" draw:layer="layout" svg:width="4cm" svg:height="0.75cm" svg:x="6.25cm" svg:y="4.5cm">
          <text:p text:style-name="P4"><text:span text:style-name="T2">2023-2024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5cm" svg:y1="5.25cm" svg:x2="9.5cm" svg:y2="4.5cm">
          <text:p/>
        </draw:line>
        <draw:custom-shape draw:style-name="gr5" draw:text-style-name="P7" draw:layer="layout" svg:width="0.25cm" svg:height="0.75cm" svg:x="9.75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6" draw:layer="layout" svg:x1="1.75cm" svg:y1="3.25cm" svg:x2="14.75cm" svg:y2="3.25cm">
          <text:p/>
        </draw:line>
        <draw:custom-shape draw:style-name="gr3" draw:text-style-name="P5" draw:layer="layout" svg:width="4cm" svg:height="0.75cm" svg:x="6.25cm" svg:y="6.25cm">
          <text:p text:style-name="P4"><text:span text:style-name="T2">Semestre 1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5cm" svg:y1="7cm" svg:x2="9.5cm" svg:y2="6.25cm">
          <text:p/>
        </draw:line>
        <draw:custom-shape draw:style-name="gr5" draw:text-style-name="P7" draw:layer="layout" svg:width="0.25cm" svg:height="0.75cm" svg:x="9.75cm" svg:y="6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0.75cm" svg:height="0.5cm" svg:x="13.75cm" svg:y="8.25cm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3cm" svg:height="7.75cm" svg:x="15.5cm" svg:y="1.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cm" svg:height="1.25cm" svg:x="15.5cm" svg:y="2cm">
          <draw:text-box>
            <text:p text:style-name="P2"><text:span text:style-name="T1">Semaines</text:span></text:p>
          </draw:text-box>
        </draw:frame>
        <draw:line draw:style-name="gr6" draw:text-style-name="P6" draw:layer="layout" svg:x1="15.5cm" svg:y1="3.25cm" svg:x2="28.5cm" svg:y2="3.25cm">
          <text:p/>
        </draw:line>
        <draw:custom-shape draw:style-name="gr9" draw:text-style-name="P7" draw:layer="layout" svg:width="0.75cm" svg:height="0.5cm" svg:x="27.5cm" svg:y="8.25cm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75cm" svg:height="0.5cm" draw:transform="rotate (-3.14159265358979) translate (16.5cm 8.75cm)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9" draw:layer="layout" svg:width="5.25cm" svg:height="0.845cm" svg:x="16.75cm" svg:y="5.25cm">
          <draw:text-box>
            <text:p text:style-name="P8"><text:span text:style-name="T3">Nombre d’heure par défaut</text:span></text:p>
          </draw:text-box>
        </draw:frame>
        <draw:custom-shape draw:style-name="gr11" draw:text-style-name="P10" draw:layer="layout" svg:width="1.25cm" svg:height="0.5cm" svg:x="22.25cm" svg:y="5.345cm">
          <text:p text:style-name="P4"><text:span text:style-name="T4">in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25cm" svg:height="0.845cm" svg:x="16.75cm" svg:y="6.595cm">
          <draw:text-box>
            <text:p text:style-name="P8"><text:span text:style-name="T3">Exception </text:span></text:p>
          </draw:text-box>
        </draw:frame>
        <draw:custom-shape draw:style-name="gr13" draw:text-style-name="P11" draw:layer="layout" svg:width="0.5cm" svg:height="0.5cm" svg:x="17cm" svg:y="7.34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cm" svg:height="0.5cm" svg:x="17cm" svg:y="7.34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25cm" svg:height="0.5cm" svg:x="19.5cm" svg:y="6.595cm">
          <text:p text:style-name="P12"><text:span text:style-name="T4">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cm" svg:height="0.5cm" svg:x="21.5cm" svg:y="6.595cm">
          <text:p text:style-name="P4"><text:span text:style-name="T2">Semaine 1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4.75cm" svg:y1="7.095cm" svg:x2="24.75cm" svg:y2="6.595cm">
          <text:p/>
        </draw:line>
        <draw:custom-shape draw:style-name="gr17" draw:text-style-name="P7" draw:layer="layout" svg:width="0.25cm" svg:height="0.5cm" svg:x="25cm" svg:y="6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3cm" svg:height="7.75cm" svg:x="1.75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cm" svg:height="1.25cm" svg:x="1.75cm" svg:y="11.25cm">
          <draw:text-box>
            <text:p text:style-name="P2"><text:span text:style-name="T1">Formation</text:span></text:p>
          </draw:text-box>
        </draw:frame>
        <draw:line draw:style-name="gr6" draw:text-style-name="P6" draw:layer="layout" svg:x1="1.75cm" svg:y1="12.5cm" svg:x2="14.75cm" svg:y2="12.5cm">
          <text:p/>
        </draw:line>
        <draw:custom-shape draw:style-name="gr9" draw:text-style-name="P7" draw:layer="layout" svg:width="0.75cm" svg:height="0.5cm" svg:x="13.75cm" svg:y="17.5cm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75cm" svg:height="0.5cm" draw:transform="rotate (-3.14159265358979) translate (2.75cm 18cm)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9" draw:layer="layout" svg:width="4.935cm" svg:height="0.845cm" svg:x="3cm" svg:y="14.155cm">
          <draw:text-box>
            <text:p text:style-name="P8"><text:span text:style-name="T3">Nom de la formation</text:span></text:p>
          </draw:text-box>
        </draw:frame>
        <draw:custom-shape draw:style-name="gr19" draw:text-style-name="P10" draw:layer="layout" svg:width="4.065cm" svg:height="0.5cm" svg:x="7.935cm" svg:y="14.25cm">
          <text:p text:style-name="P14"><text:span text:style-name="T4">String</text:span></text:p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2.25cm" svg:height="0.845cm" svg:x="16.75cm" svg:y="3.75cm">
          <draw:text-box>
            <text:p text:style-name="P8"><text:span text:style-name="T3">Vacance</text:span></text:p>
          </draw:text-box>
        </draw:frame>
        <draw:custom-shape draw:style-name="gr13" draw:text-style-name="P11" draw:layer="layout" svg:width="0.5cm" svg:height="0.5cm" svg:x="17cm" svg:y="4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cm" svg:height="0.5cm" svg:x="17cm" svg:y="4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draw:layer="layout" svg:width="13cm" svg:height="0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3cm" svg:height="0.25cm" svg:x="15.5cm" svg:y="1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3cm" svg:height="0.25cm" svg:x="1.75cm" svg:y="10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5cm" svg:height="0.5cm" svg:x="19cm" svg:y="3.75cm">
          <text:p text:style-name="P4"><text:span text:style-name="T2">01/02/23 - 18/02/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75cm" svg:y1="4.25cm" svg:x2="23.75cm" svg:y2="3.75cm">
          <text:p/>
        </draw:line>
        <draw:custom-shape draw:style-name="gr23" draw:text-style-name="P7" draw:layer="layout" svg:width="0.5cm" svg:height="0.5cm" svg:x="24cm" svg:y="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24cm" svg:y1="3.85cm" svg:x2="24.5cm" svg:y2="3.85cm">
          <text:p/>
        </draw:line>
        <draw:line draw:style-name="gr25" draw:text-style-name="P6" draw:layer="layout" svg:x1="24.111cm" svg:y1="3.861cm" svg:x2="24.111cm" svg:y2="4.25cm">
          <text:p/>
        </draw:line>
        <draw:line draw:style-name="gr25" draw:text-style-name="P6" draw:layer="layout" svg:x1="24.278cm" svg:y1="3.861cm" svg:x2="24.278cm" svg:y2="4.25cm">
          <text:p/>
        </draw:line>
        <draw:line draw:style-name="gr25" draw:text-style-name="P6" draw:layer="layout" svg:x1="24.444cm" svg:y1="3.861cm" svg:x2="24.444cm" svg:y2="4.25cm">
          <text:p/>
        </draw:line>
        <draw:custom-shape draw:style-name="gr26" draw:text-style-name="P11" draw:layer="layout" svg:width="0.529cm" svg:height="0.5cm" svg:x="3.265cm" svg:y="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29cm" svg:height="0.5cm" svg:x="3.265cm" svg:y="1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3cm" svg:height="7.75cm" svg:x="15.5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cm" svg:height="1.25cm" svg:x="15.5cm" svg:y="11.25cm">
          <draw:text-box>
            <text:p text:style-name="P2"><text:span text:style-name="T1">Modules</text:span></text:p>
          </draw:text-box>
        </draw:frame>
        <draw:line draw:style-name="gr6" draw:text-style-name="P6" draw:layer="layout" svg:x1="15.5cm" svg:y1="12.5cm" svg:x2="28.5cm" svg:y2="12.5cm">
          <text:p/>
        </draw:line>
        <draw:custom-shape draw:style-name="gr9" draw:text-style-name="P7" draw:layer="layout" svg:width="0.75cm" svg:height="0.5cm" svg:x="27.5cm" svg:y="17.5cm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75cm" svg:height="0.5cm" draw:transform="rotate (-3.14159265358979) translate (16.5cm 18cm)">
          <text:p/>
          <draw:enhanced-geometry svg:viewBox="0 0 21600 21600" draw:text-areas="0 ?f0 ?f5 ?f2" draw:type="right-arrow" draw:modifiers="0 10735.32934131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5" draw:layer="layout" svg:width="13cm" svg:height="0.25cm" svg:x="15.5cm" svg:y="10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3cm" svg:height="1.115cm" svg:x="16.25cm" svg:y="14cm">
          <draw:text-box>
            <text:p text:style-name="P8"><text:span text:style-name="T3">Formation</text:span></text:p>
          </draw:text-box>
        </draw:frame>
        <draw:custom-shape draw:style-name="gr16" draw:text-style-name="P16" draw:layer="layout" svg:width="4cm" svg:height="0.5cm" svg:x="19.5cm" svg:y="14.095cm">
          <text:p text:style-name="P14"><text:span text:style-name="T4">Nom Formation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2.75cm" svg:y1="14.595cm" svg:x2="22.75cm" svg:y2="14.095cm">
          <text:p/>
        </draw:line>
        <draw:custom-shape draw:style-name="gr17" draw:text-style-name="P7" draw:layer="layout" svg:width="0.25cm" svg:height="0.5cm" svg:x="23cm" svg:y="14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9" draw:layer="layout" svg:width="2.5cm" svg:height="0.845cm" svg:x="16.25cm" svg:y="15.095cm">
          <draw:text-box>
            <text:p text:style-name="P8"><text:span text:style-name="T3">Période</text:span></text:p>
          </draw:text-box>
        </draw:frame>
        <draw:custom-shape draw:style-name="gr22" draw:text-style-name="P16" draw:layer="layout" svg:width="5.5cm" svg:height="0.5cm" svg:x="19.5cm" svg:y="15.095cm">
          <text:p text:style-name="P4"><text:span text:style-name="T2">01/02/24 - 09/05/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4.25cm" svg:y1="15.595cm" svg:x2="24.25cm" svg:y2="15.095cm">
          <text:p/>
        </draw:line>
        <draw:custom-shape draw:style-name="gr23" draw:text-style-name="P7" draw:layer="layout" svg:width="0.5cm" svg:height="0.5cm" svg:x="24.5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24.5cm" svg:y1="15.195cm" svg:x2="25cm" svg:y2="15.195cm">
          <text:p/>
        </draw:line>
        <draw:line draw:style-name="gr25" draw:text-style-name="P6" draw:layer="layout" svg:x1="24.611cm" svg:y1="15.206cm" svg:x2="24.611cm" svg:y2="15.595cm">
          <text:p/>
        </draw:line>
        <draw:line draw:style-name="gr25" draw:text-style-name="P6" draw:layer="layout" svg:x1="24.778cm" svg:y1="15.206cm" svg:x2="24.778cm" svg:y2="15.595cm">
          <text:p/>
        </draw:line>
        <draw:line draw:style-name="gr25" draw:text-style-name="P6" draw:layer="layout" svg:x1="24.944cm" svg:y1="15.206cm" svg:x2="24.944cm" svg:y2="15.595cm">
          <text:p/>
        </draw:line>
        <draw:frame draw:style-name="gr29" draw:text-style-name="P9" draw:layer="layout" svg:width="3.25cm" svg:height="0.845cm" svg:x="16.25cm" svg:y="13cm">
          <draw:text-box>
            <text:p text:style-name="P8"><text:span text:style-name="T3">Nom du module</text:span></text:p>
          </draw:text-box>
        </draw:frame>
        <draw:custom-shape draw:style-name="gr19" draw:text-style-name="P10" draw:layer="layout" svg:width="4.065cm" svg:height="0.5cm" svg:x="19.5cm" svg:y="13cm">
          <text:p text:style-name="P14"><text:span text:style-name="T4">String</text:span>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3.25cm" svg:height="0.845cm" svg:x="23.5cm" svg:y="12.905cm">
          <draw:text-box>
            <text:p text:style-name="P8"><text:span text:style-name="T3">ID du module</text:span></text:p>
          </draw:text-box>
        </draw:frame>
        <draw:custom-shape draw:style-name="gr31" draw:text-style-name="P10" draw:layer="layout" svg:width="2cm" svg:height="0.5cm" svg:x="26.25cm" svg:y="13cm">
          <text:p text:style-name="P14"><text:span text:style-name="T4">Str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529cm" svg:height="0.5cm" svg:x="16.5cm" svg:y="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529cm" svg:height="0.5cm" svg:x="16.5cm" svg:y="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0T09:47:31.539314798</meta:creation-date>
    <dc:date>2024-04-10T11:48:26.238762775</dc:date>
    <meta:editing-duration>PT6M15S</meta:editing-duration>
    <meta:editing-cycles>1</meta:editing-cycles>
    <meta:document-statistic meta:object-count="70"/>
    <meta:generator>LibreOffice/7.0.4.2$Linux_X86_64 LibreOffice_project/00$Build-2</meta:generator>
  </office:meta>
</office:document-meta>
</file>